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oadingServlet.service( ServletRequest request , 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loadingServlet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loadingServlet.init( Servle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